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man" fo:font-size="14pt" officeooo:rsid="001058c0" officeooo:paragraph-rsid="001058c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 1.2.2</text:p>
      <text:p text:style-name="P1">|Дано: A(x1;y1), B(x2;y2)</text:p>
      <text:p text:style-name="P1">|Надо: найти растояние между A и B.</text:p>
      <text:p text:style-name="P1">нач</text:p>
      <text:p text:style-name="P1">. ввод(x1);</text:p>
      <text:p text:style-name="P1">. ввод(y1);</text:p>
      <text:p text:style-name="P1">. ввод(x2);</text:p>
      <text:p text:style-name="P1">. ввод(y2);</text:p>
      <text:p text:style-name="P1">. R:= squrt((x1-x2)*(x1-x2)+(y1-y2)*(y1-y2));</text:p>
      <text:p text:style-name="P1">. ввывод R;</text:p>
      <text:p text:style-name="P1">кон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man" svg:font-family="'Times new rom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28" meta:character-count="175" meta:non-whitespace-character-count="158"/>
  </office:meta>
</office:document-meta>
</file>